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23cm"/>
    </style:style>
    <style:style style:name="gr7" style:family="graphic" style:parent-style-name="standard">
      <style:graphic-properties svg:stroke-color="#0099ff" draw:fill="solid" draw:fill-color="#ffff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cm" svg:x2="20cm" svg:y2="2cm">
          <text:p/>
        </draw:line>
        <draw:frame draw:style-name="gr2" draw:layer="layout" svg:width="5cm" svg:height="1.25cm" svg:x="8.5cm" svg:y="1cm">
          <draw:text-box>
            <text:p>header.tpl</text:p>
          </draw:text-box>
        </draw:frame>
        <draw:custom-shape draw:style-name="gr3" draw:text-style-name="P1" draw:layer="layout" svg:width="2.5cm" svg:height="1.5cm" svg:x="0.722cm" svg:y="0.695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cm" svg:y1="2.5cm" svg:x2="20cm" svg:y2="2.5cm">
          <text:p/>
        </draw:line>
        <draw:custom-shape draw:style-name="gr3" draw:text-style-name="P2" draw:layer="layout" svg:width="7cm" svg:height="0.5cm" svg:x="13cm" svg:y="2cm">
          <text:p text:style-name="P1"><text:span text:style-name="T1">Personal Menu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0cm" svg:x="1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.5cm" svg:x2="4.5cm" svg:y2="12.5cm">
          <text:p/>
        </draw:line>
        <draw:path draw:style-name="gr5" draw:text-style-name="P1" draw:layer="layout" svg:width="0.358cm" svg:height="0.323cm" draw:transform="rotate (-2.24763501071787) translate (4.6040883502268cm 2.96184635368697cm)" svg:viewBox="0 0 359 324" svg:d="m0-10600c113-92 353 181 352-82l-15-145 22-61">
          <text:p/>
        </draw:path>
        <draw:frame draw:style-name="gr6" draw:layer="layout" svg:width="2.5cm" svg:height="1.673cm" svg:x="1.5cm" svg:y="2.827cm">
          <draw:text-box>
            <text:p>Menu</text:p>
            <text:p/>
          </draw:text-box>
        </draw:frame>
        <draw:custom-shape draw:style-name="gr7" draw:text-style-name="P1" draw:layer="layout" svg:width="14.5cm" svg:height="9.5cm" svg:x="5cm" svg:y="3cm">
          <text:p text:style-name="P1">Body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cm" svg:y1="4.5cm" svg:x2="18cm" svg:y2="4.5cm">
          <text:p/>
        </draw:line>
        <draw:line draw:style-name="gr8" draw:text-style-name="P1" draw:layer="layout" svg:x1="6cm" svg:y1="6.5cm" svg:x2="18cm" svg:y2="6.5cm">
          <text:p/>
        </draw:line>
        <draw:line draw:style-name="gr8" draw:text-style-name="P1" draw:layer="layout" svg:x1="6cm" svg:y1="8.5cm" svg:x2="1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ara </meta:initial-creator>
    <meta:creation-date>2010-02-12T22:35:31</meta:creation-date>
    <dc:date>2010-02-13T00:28:56</dc:date>
    <dc:creator>lara </dc:creator>
    <meta:editing-duration>PT01H53M27S</meta:editing-duration>
    <meta:editing-cycles>2</meta:editing-cycles>
    <meta:generator>OpenOffice.org/3.1$Unix OpenOffice.org_project/310m19$Build-9420</meta:generator>
    <meta:document-statistic meta:object-count="13"/>
  </office:meta>
</office:document-meta>
</file>